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9" table:default-cell-style-name="ce1"/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48" calcext:value-type="float">
            <text:p>1144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343" calcext:value-type="float">
            <text:p>46343</text:p>
          </table:table-cell>
          <table:table-cell office:value-type="float" office:value="62952" calcext:value-type="float">
            <text:p>6295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488" calcext:value-type="float">
            <text:p>3148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263" calcext:value-type="float">
            <text:p>2126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6320" calcext:value-type="float">
            <text:p>56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55070" calcext:value-type="float">
            <text:p>55070</text:p>
          </table:table-cell>
          <table:table-cell office:value-type="float" office:value="256" calcext:value-type="float">
            <text:p>256</text:p>
          </table:table-cell>
          <table:table-cell office:value-type="float" office:value="45854" calcext:value-type="float">
            <text:p>45854</text:p>
          </table:table-cell>
          <table:table-cell office:value-type="float" office:value="10247" calcext:value-type="float">
            <text:p>10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9" calcext:value-type="float">
            <text:p>60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93" calcext:value-type="float">
            <text:p>6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1480" calcext:value-type="float">
            <text:p>31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7" calcext:value-type="float">
            <text:p>21007</text:p>
          </table:table-cell>
          <table:table-cell office:value-type="float" office:value="15684" calcext:value-type="float">
            <text:p>1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8368" calcext:value-type="float">
            <text:p>5836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9531" calcext:value-type="float">
            <text:p>2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02" calcext:value-type="float">
            <text:p>54302</text:p>
          </table:table-cell>
          <table:table-cell office:value-type="float" office:value="3929" calcext:value-type="float">
            <text:p>3929</text:p>
          </table:table-cell>
          <table:table-cell office:value-type="float" office:value="55838" calcext:value-type="float">
            <text:p>55838</text:p>
          </table:table-cell>
          <table:table-cell office:value-type="float" office:value="3931" calcext:value-type="float">
            <text:p>3931</text:p>
          </table:table-cell>
          <table:table-cell office:value-type="float" office:value="3933" calcext:value-type="float">
            <text:p>3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35" calcext:value-type="float">
            <text:p>552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596" calcext:value-type="float">
            <text:p>31596</text:p>
          </table:table-cell>
          <table:table-cell office:value-type="float" office:value="3949" calcext:value-type="float">
            <text:p>3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30" calcext:value-type="float">
            <text:p>157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586" calcext:value-type="float">
            <text:p>6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77" calcext:value-type="float">
            <text:p>60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67" calcext:value-type="float">
            <text:p>20367</text:p>
          </table:table-cell>
          <table:table-cell office:value-type="float" office:value="63080" calcext:value-type="float">
            <text:p>63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94" calcext:value-type="float">
            <text:p>56094</text:p>
          </table:table-cell>
          <table:table-cell office:value-type="float" office:value="3928" calcext:value-type="float">
            <text:p>3928</text:p>
          </table:table-cell>
          <table:table-cell office:value-type="float" office:value="56094" calcext:value-type="float">
            <text:p>56094</text:p>
          </table:table-cell>
          <table:table-cell office:value-type="float" office:value="36700" calcext:value-type="float">
            <text:p>36700</text:p>
          </table:table-cell>
          <table:table-cell office:value-type="float" office:value="3933" calcext:value-type="float">
            <text:p>3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03" calcext:value-type="float">
            <text:p>55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office:value-type="float" office:value="7841" calcext:value-type="float">
            <text:p>7841</text:p>
          </table:table-cell>
          <table:table-cell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34729" calcext:value-type="float">
            <text:p>34729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118" calcext:value-type="float">
            <text:p>51118</text:p>
          </table:table-cell>
          <table:table-cell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27" calcext:value-type="float">
            <text:p>19727</text:p>
          </table:table-cell>
          <table:table-cell office:value-type="float" office:value="63072" calcext:value-type="float">
            <text:p>6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6" calcext:value-type="float">
            <text:p>7876</text:p>
          </table:table-cell>
          <table:table-cell office:value-type="float" office:value="7878" calcext:value-type="float">
            <text:p>7878</text:p>
          </table:table-cell>
          <table:table-cell office:value-type="float" office:value="7879" calcext:value-type="float">
            <text:p>7879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36697" calcext:value-type="float">
            <text:p>36697</text:p>
          </table:table-cell>
          <table:table-cell office:value-type="float" office:value="7890" calcext:value-type="float">
            <text:p>7890</text:p>
          </table:table-cell>
          <table:table-cell office:value-type="float" office:value="33748" calcext:value-type="float">
            <text:p>33748</text:p>
          </table:table-cell>
          <table:table-cell office:value-type="float" office:value="3931" calcext:value-type="float">
            <text:p>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7895" calcext:value-type="float">
            <text:p>7895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office:value-type="float" office:value="60689" calcext:value-type="float">
            <text:p>60689</text:p>
          </table:table-cell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7" calcext:value-type="float">
            <text:p>51117</text:p>
          </table:table-cell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3056" calcext:value-type="float">
            <text:p>6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3" calcext:value-type="float">
            <text:p>7873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925" calcext:value-type="float">
            <text:p>3925</text:p>
          </table:table-cell>
          <table:table-cell office:value-type="float" office:value="7887" calcext:value-type="float">
            <text:p>7887</text:p>
          </table:table-cell>
          <table:table-cell office:value-type="float" office:value="50132" calcext:value-type="float">
            <text:p>50132</text:p>
          </table:table-cell>
          <table:table-cell office:value-type="float" office:value="36702" calcext:value-type="float">
            <text:p>36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5" calcext:value-type="float">
            <text:p>7895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  <table:table-cell office:value-type="float" office:value="60657" calcext:value-type="float">
            <text:p>60657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7838" calcext:value-type="float">
            <text:p>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7" calcext:value-type="float">
            <text:p>51117</text:p>
          </table:table-cell>
          <table:table-cell office:value-type="float" office:value="25067" calcext:value-type="float">
            <text:p>25067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72" calcext:value-type="float">
            <text:p>6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4" calcext:value-type="float">
            <text:p>7874</text:p>
          </table:table-cell>
          <table:table-cell office:value-type="float" office:value="7876" calcext:value-type="float">
            <text:p>7876</text:p>
          </table:table-cell>
          <table:table-cell office:value-type="float" office:value="7875" calcext:value-type="float">
            <text:p>7875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36693" calcext:value-type="float">
            <text:p>36693</text:p>
          </table:table-cell>
          <table:table-cell office:value-type="float" office:value="7887" calcext:value-type="float">
            <text:p>7887</text:p>
          </table:table-cell>
          <table:table-cell office:value-type="float" office:value="41941" calcext:value-type="float">
            <text:p>41941</text:p>
          </table:table-cell>
          <table:table-cell office:value-type="float" office:value="3929" calcext:value-type="float">
            <text:p>3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7895" calcext:value-type="float">
            <text:p>7895</text:p>
          </table:table-cell>
          <table:table-cell office:value-type="float" office:value="7894" calcext:value-type="float">
            <text:p>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  <table:table-cell office:value-type="float" office:value="60641" calcext:value-type="float">
            <text:p>60641</text:p>
          </table:table-cell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office:value-type="float" office:value="34729" calcext:value-type="float">
            <text:p>34729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9" calcext:value-type="float">
            <text:p>18349</text:p>
          </table:table-cell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442" calcext:value-type="float">
            <text:p>5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75" calcext:value-type="float">
            <text:p>45575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2" calcext:value-type="float">
            <text:p>788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6693" calcext:value-type="float">
            <text:p>36693</text:p>
          </table:table-cell>
          <table:table-cell office:value-type="float" office:value="7885" calcext:value-type="float">
            <text:p>7885</text:p>
          </table:table-cell>
          <table:table-cell office:value-type="float" office:value="9172" calcext:value-type="float">
            <text:p>9172</text:p>
          </table:table-cell>
          <table:table-cell office:value-type="float" office:value="36698" calcext:value-type="float">
            <text:p>36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3" calcext:value-type="float">
            <text:p>7893</text:p>
          </table:table-cell>
          <table:table-cell office:value-type="float" office:value="7890" calcext:value-type="float">
            <text:p>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  <table:table-cell office:value-type="float" office:value="60577" calcext:value-type="float">
            <text:p>60577</text:p>
          </table:table-cell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33" calcext:value-type="float">
            <text:p>34733</text:p>
          </table:table-cell>
          <table:table-cell office:value-type="float" office:value="4587" calcext:value-type="float">
            <text:p>4587</text:p>
          </table:table-cell>
          <table:table-cell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562" calcext:value-type="float">
            <text:p>6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5" calcext:value-type="float">
            <text:p>7875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0" calcext:value-type="float">
            <text:p>36690</text:p>
          </table:table-cell>
          <table:table-cell office:value-type="float" office:value="7887" calcext:value-type="float">
            <text:p>7887</text:p>
          </table:table-cell>
          <table:table-cell office:value-type="float" office:value="41940" calcext:value-type="float">
            <text:p>41940</text:p>
          </table:table-cell>
          <table:table-cell office:value-type="float" office:value="36697" calcext:value-type="float">
            <text:p>36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4" calcext:value-type="float">
            <text:p>7894</text:p>
          </table:table-cell>
          <table:table-cell office:value-type="float" office:value="7893" calcext:value-type="float">
            <text:p>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60609" calcext:value-type="float">
            <text:p>60609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34726" calcext:value-type="float">
            <text:p>34726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25067" calcext:value-type="float">
            <text:p>25067</text:p>
          </table:table-cell>
          <table:table-cell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442" calcext:value-type="float">
            <text:p>5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63048" calcext:value-type="float">
            <text:p>6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47" calcext:value-type="float">
            <text:p>45447</text:p>
          </table:table-cell>
          <table:table-cell office:value-type="float" office:value="7868" calcext:value-type="float">
            <text:p>7868</text:p>
          </table:table-cell>
          <table:table-cell office:value-type="float" office:value="7871" calcext:value-type="float">
            <text:p>7871</text:p>
          </table:table-cell>
          <table:table-cell office:value-type="float" office:value="7870" calcext:value-type="float">
            <text:p>7870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6" calcext:value-type="float">
            <text:p>7886</text:p>
          </table:table-cell>
          <table:table-cell office:value-type="float" office:value="41939" calcext:value-type="float">
            <text:p>41939</text:p>
          </table:table-cell>
          <table:table-cell office:value-type="float" office:value="36696" calcext:value-type="float">
            <text:p>36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2" office:value-type="float" office:value="7890" calcext:value-type="float">
            <text:p>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  <table:table-cell office:value-type="float" office:value="60641" calcext:value-type="float">
            <text:p>60641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office:value-type="float" office:value="51110" calcext:value-type="float">
            <text:p>51110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418" calcext:value-type="float">
            <text:p>5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91" calcext:value-type="float">
            <text:p>45191</text:p>
          </table:table-cell>
          <table:table-cell office:value-type="float" office:value="7869" calcext:value-type="float">
            <text:p>7869</text:p>
          </table:table-cell>
          <table:table-cell office:value-type="float" office:value="7872" calcext:value-type="float">
            <text:p>7872</text:p>
          </table:table-cell>
          <table:table-cell office:value-type="float" office:value="7869" calcext:value-type="float">
            <text:p>7869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6" calcext:value-type="float">
            <text:p>7886</text:p>
          </table:table-cell>
          <table:table-cell office:value-type="float" office:value="33747" calcext:value-type="float">
            <text:p>33747</text:p>
          </table:table-cell>
          <table:table-cell office:value-type="float" office:value="36698" calcext:value-type="float">
            <text:p>36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7887" calcext:value-type="float">
            <text:p>7887</text:p>
          </table:table-cell>
          <table:table-cell office:value-type="float" office:value="7888" calcext:value-type="float">
            <text:p>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7803" calcext:value-type="float">
            <text:p>7803</text:p>
          </table:table-cell>
          <table:table-cell office:value-type="float" office:value="0" calcext:value-type="float">
            <text:p>0</text:p>
          </table:table-cell>
          <table:table-cell office:value-type="float" office:value="7826" calcext:value-type="float">
            <text:p>7826</text:p>
          </table:table-cell>
          <table:table-cell office:value-type="float" office:value="51109" calcext:value-type="float">
            <text:p>51109</text:p>
          </table:table-cell>
          <table:table-cell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61930" calcext:value-type="float">
            <text:p>61930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394" calcext:value-type="float">
            <text:p>5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5" calcext:value-type="float">
            <text:p>78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63064" calcext:value-type="float">
            <text:p>6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63" calcext:value-type="float">
            <text:p>45063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7" calcext:value-type="float">
            <text:p>7887</text:p>
          </table:table-cell>
          <table:table-cell office:value-type="float" office:value="9171" calcext:value-type="float">
            <text:p>9171</text:p>
          </table:table-cell>
          <table:table-cell office:value-type="float" office:value="36697" calcext:value-type="float">
            <text:p>36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office:value-type="float" office:value="34725" calcext:value-type="float">
            <text:p>34725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5" calcext:value-type="float">
            <text:p>51115</text:p>
          </table:table-cell>
          <table:table-cell office:value-type="float" office:value="61930" calcext:value-type="float">
            <text:p>61930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370" calcext:value-type="float">
            <text:p>5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40" calcext:value-type="float">
            <text:p>6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55" calcext:value-type="float">
            <text:p>45255</text:p>
          </table:table-cell>
          <table:table-cell office:value-type="float" office:value="7867" calcext:value-type="float">
            <text:p>7867</text:p>
          </table:table-cell>
          <table:table-cell office:value-type="float" office:value="7870" calcext:value-type="float">
            <text:p>7870</text:p>
          </table:table-cell>
          <table:table-cell office:value-type="float" office:value="7866" calcext:value-type="float">
            <text:p>7866</text:p>
          </table:table-cell>
          <table:table-cell office:value-type="float" office:value="7868" calcext:value-type="float">
            <text:p>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3" calcext:value-type="float">
            <text:p>3923</text:p>
          </table:table-cell>
          <table:table-cell office:value-type="float" office:value="7883" calcext:value-type="float">
            <text:p>7883</text:p>
          </table:table-cell>
          <table:table-cell office:value-type="float" office:value="17363" calcext:value-type="float">
            <text:p>17363</text:p>
          </table:table-cell>
          <table:table-cell office:value-type="float" office:value="3928" calcext:value-type="float">
            <text:p>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87" calcext:value-type="float">
            <text:p>7887</text:p>
          </table:table-cell>
          <table:table-cell office:value-type="float" office:value="7889" calcext:value-type="float">
            <text:p>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  <table:table-cell office:value-type="float" office:value="60609" calcext:value-type="float">
            <text:p>60609</text:p>
          </table:table-cell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7" calcext:value-type="float">
            <text:p>18347</text:p>
          </table:table-cell>
          <table:table-cell office:value-type="float" office:value="49642" calcext:value-type="float">
            <text:p>49642</text:p>
          </table:table-cell>
          <table:table-cell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370" calcext:value-type="float">
            <text:p>5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3" calcext:value-type="float">
            <text:p>78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3032" calcext:value-type="float">
            <text:p>6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63" calcext:value-type="float">
            <text:p>45063</text:p>
          </table:table-cell>
          <table:table-cell table:number-columns-repeated="2" office:value-type="float" office:value="7868" calcext:value-type="float">
            <text:p>7868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27" calcext:value-type="float">
            <text:p>32427</text:p>
          </table:table-cell>
          <table:table-cell office:value-type="float" office:value="3923" calcext:value-type="float">
            <text:p>3923</text:p>
          </table:table-cell>
          <table:table-cell office:value-type="float" office:value="7885" calcext:value-type="float">
            <text:p>7885</text:p>
          </table:table-cell>
          <table:table-cell office:value-type="float" office:value="978" calcext:value-type="float">
            <text:p>978</text:p>
          </table:table-cell>
          <table:table-cell office:value-type="float" office:value="36694" calcext:value-type="float">
            <text:p>36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office:value-type="float" office:value="34722" calcext:value-type="float">
            <text:p>34722</text:p>
          </table:table-cell>
          <table:table-cell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41450" calcext:value-type="float">
            <text:p>41450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322" calcext:value-type="float">
            <text:p>5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3024" calcext:value-type="float">
            <text:p>6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5" calcext:value-type="float">
            <text:p>44935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7868" calcext:value-type="float">
            <text:p>7868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6" calcext:value-type="float">
            <text:p>44036</text:p>
          </table:table-cell>
          <table:table-cell office:value-type="float" office:value="36686" calcext:value-type="float">
            <text:p>36686</text:p>
          </table:table-cell>
          <table:table-cell office:value-type="float" office:value="7886" calcext:value-type="float">
            <text:p>7886</text:p>
          </table:table-cell>
          <table:table-cell office:value-type="float" office:value="977" calcext:value-type="float">
            <text:p>977</text:p>
          </table:table-cell>
          <table:table-cell office:value-type="float" office:value="3925" calcext:value-type="float">
            <text:p>3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7885" calcext:value-type="float">
            <text:p>7885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  <table:table-cell office:value-type="float" office:value="60545" calcext:value-type="float">
            <text:p>60545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7807" calcext:value-type="float">
            <text:p>7807</text:p>
          </table:table-cell>
          <table:table-cell office:value-type="float" office:value="34722" calcext:value-type="float">
            <text:p>34722</text:p>
          </table:table-cell>
          <table:table-cell office:value-type="float" office:value="0" calcext:value-type="float">
            <text:p>0</text:p>
          </table:table-cell>
          <table:table-cell office:value-type="float" office:value="7821" calcext:value-type="float">
            <text:p>7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33258" calcext:value-type="float">
            <text:p>33258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250" calcext:value-type="float">
            <text:p>48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3016" calcext:value-type="float">
            <text:p>6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9" calcext:value-type="float">
            <text:p>44679</text:p>
          </table:table-cell>
          <table:table-cell office:value-type="float" office:value="7866" calcext:value-type="float">
            <text:p>7866</text:p>
          </table:table-cell>
          <table:table-cell office:value-type="float" office:value="7873" calcext:value-type="float">
            <text:p>7873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32289" calcext:value-type="float">
            <text:p>32289</text:p>
          </table:table-cell>
          <table:table-cell office:value-type="float" office:value="0" calcext:value-type="float">
            <text:p>0</text:p>
          </table:table-cell>
          <table:table-cell office:value-type="float" office:value="24635" calcext:value-type="float">
            <text:p>24635</text:p>
          </table:table-cell>
          <table:table-cell office:value-type="float" office:value="36683" calcext:value-type="float">
            <text:p>36683</text:p>
          </table:table-cell>
          <table:table-cell office:value-type="float" office:value="7883" calcext:value-type="float">
            <text:p>7883</text:p>
          </table:table-cell>
          <table:table-cell office:value-type="float" office:value="25553" calcext:value-type="float">
            <text:p>25553</text:p>
          </table:table-cell>
          <table:table-cell office:value-type="float" office:value="3923" calcext:value-type="float">
            <text:p>3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92" calcext:value-type="float">
            <text:p>7892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  <table:table-cell office:value-type="float" office:value="60577" calcext:value-type="float">
            <text:p>60577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18336" calcext:value-type="float">
            <text:p>18336</text:p>
          </table:table-cell>
          <table:table-cell office:value-type="float" office:value="0" calcext:value-type="float">
            <text:p>0</text:p>
          </table:table-cell>
          <table:table-cell office:value-type="float" office:value="7816" calcext:value-type="float">
            <text:p>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298" calcext:value-type="float">
            <text:p>5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92" calcext:value-type="float">
            <text:p>6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67" calcext:value-type="float">
            <text:p>7867</text:p>
          </table:table-cell>
          <table:table-cell office:value-type="float" office:value="7866" calcext:value-type="float">
            <text:p>7866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41476" calcext:value-type="float">
            <text:p>41476</text:p>
          </table:table-cell>
          <table:table-cell office:value-type="float" office:value="0" calcext:value-type="float">
            <text:p>0</text:p>
          </table:table-cell>
          <table:table-cell office:value-type="float" office:value="61496" calcext:value-type="float">
            <text:p>61496</text:p>
          </table:table-cell>
          <table:table-cell office:value-type="float" office:value="36683" calcext:value-type="float">
            <text:p>36683</text:p>
          </table:table-cell>
          <table:table-cell office:value-type="float" office:value="7884" calcext:value-type="float">
            <text:p>7884</text:p>
          </table:table-cell>
          <table:table-cell office:value-type="float" office:value="976" calcext:value-type="float">
            <text:p>976</text:p>
          </table:table-cell>
          <table:table-cell office:value-type="float" office:value="36691" calcext:value-type="float">
            <text:p>36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office:value-type="float" office:value="7889" calcext:value-type="float">
            <text:p>7889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office:value-type="float" office:value="60529" calcext:value-type="float">
            <text:p>60529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9" calcext:value-type="float">
            <text:p>34729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202" calcext:value-type="float">
            <text:p>46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84" calcext:value-type="float">
            <text:p>6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61" calcext:value-type="float">
            <text:p>7861</text:p>
          </table:table-cell>
          <table:table-cell office:value-type="float" office:value="7863" calcext:value-type="float">
            <text:p>7863</text:p>
          </table:table-cell>
          <table:table-cell office:value-type="float" office:value="7867" calcext:value-type="float">
            <text:p>7867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28742" calcext:value-type="float">
            <text:p>28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82" calcext:value-type="float">
            <text:p>36682</text:p>
          </table:table-cell>
          <table:table-cell office:value-type="float" office:value="7883" calcext:value-type="float">
            <text:p>7883</text:p>
          </table:table-cell>
          <table:table-cell office:value-type="float" office:value="976" calcext:value-type="float">
            <text:p>976</text:p>
          </table:table-cell>
          <table:table-cell office:value-type="float" office:value="36690" calcext:value-type="float">
            <text:p>36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table:number-columns-repeated="2"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office:value-type="float" office:value="60513" calcext:value-type="float">
            <text:p>60513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35839" calcext:value-type="float">
            <text:p>35839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4" calcext:value-type="float">
            <text:p>51114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082" calcext:value-type="float">
            <text:p>41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431" calcext:value-type="float">
            <text:p>32431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63" calcext:value-type="float">
            <text:p>7863</text:p>
          </table:table-cell>
          <table:table-cell office:value-type="float" office:value="7867" calcext:value-type="float">
            <text:p>7867</text:p>
          </table:table-cell>
          <table:table-cell office:value-type="float" office:value="7864" calcext:value-type="float">
            <text:p>7864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56834" calcext:value-type="float">
            <text:p>5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office:value-type="float" office:value="7885" calcext:value-type="float">
            <text:p>7885</text:p>
          </table:table-cell>
          <table:table-cell office:value-type="float" office:value="3583" calcext:value-type="float">
            <text:p>3583</text:p>
          </table:table-cell>
          <table:table-cell office:value-type="float" office:value="3921" calcext:value-type="float">
            <text:p>3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7885" calcext:value-type="float">
            <text:p>7885</text:p>
          </table:table-cell>
          <table:table-cell office:value-type="float" office:value="7884" calcext:value-type="float">
            <text:p>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  <table:table-cell office:value-type="float" office:value="60481" calcext:value-type="float">
            <text:p>60481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33258" calcext:value-type="float">
            <text:p>33258</text:p>
          </table:table-cell>
          <table:table-cell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106" calcext:value-type="float">
            <text:p>4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292" calcext:value-type="float">
            <text:p>12292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59" calcext:value-type="float">
            <text:p>7859</text:p>
          </table:table-cell>
          <table:table-cell office:value-type="float" office:value="7866" calcext:value-type="float">
            <text:p>7866</text:p>
          </table:table-cell>
          <table:table-cell office:value-type="float" office:value="7865" calcext:value-type="float">
            <text:p>7865</text:p>
          </table:table-cell>
          <table:table-cell office:value-type="float" office:value="7864" calcext:value-type="float">
            <text:p>7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78" calcext:value-type="float">
            <text:p>36678</text:p>
          </table:table-cell>
          <table:table-cell office:value-type="float" office:value="7879" calcext:value-type="float">
            <text:p>7879</text:p>
          </table:table-cell>
          <table:table-cell office:value-type="float" office:value="65535" calcext:value-type="float">
            <text:p>65535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7882" calcext:value-type="float">
            <text:p>7882</text:p>
          </table:table-cell>
          <table:table-cell office:value-type="float" office:value="7885" calcext:value-type="float">
            <text:p>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417" calcext:value-type="float">
            <text:p>60417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63284" calcext:value-type="float">
            <text:p>63284</text:p>
          </table:table-cell>
          <table:table-cell office:value-type="float" office:value="0" calcext:value-type="float">
            <text:p>0</text:p>
          </table:table-cell>
          <table:table-cell office:value-type="float" office:value="28671" calcext:value-type="float">
            <text:p>2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12778" calcext:value-type="float">
            <text:p>12778</text:p>
          </table:table-cell>
          <table:table-cell office:value-type="float" office:value="0" calcext:value-type="float">
            <text:p>0</text:p>
          </table:table-cell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010" calcext:value-type="float">
            <text:p>38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645" calcext:value-type="float">
            <text:p>24645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7" calcext:value-type="float">
            <text:p>44807</text:p>
          </table:table-cell>
          <table:table-cell office:value-type="float" office:value="7864" calcext:value-type="float">
            <text:p>7864</text:p>
          </table:table-cell>
          <table:table-cell office:value-type="float" office:value="7862" calcext:value-type="float">
            <text:p>7862</text:p>
          </table:table-cell>
          <table:table-cell office:value-type="float" office:value="7864" calcext:value-type="float">
            <text:p>7864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6" calcext:value-type="float">
            <text:p>7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5" calcext:value-type="float">
            <text:p>36675</text:p>
          </table:table-cell>
          <table:table-cell office:value-type="float" office:value="7882" calcext:value-type="float">
            <text:p>7882</text:p>
          </table:table-cell>
          <table:table-cell office:value-type="float" office:value="64410" calcext:value-type="float">
            <text:p>64410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7883" calcext:value-type="float">
            <text:p>7883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417" calcext:value-type="float">
            <text:p>60417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12778" calcext:value-type="float">
            <text:p>12778</text:p>
          </table:table-cell>
          <table:table-cell office:value-type="float" office:value="0" calcext:value-type="float">
            <text:p>0</text:p>
          </table:table-cell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034" calcext:value-type="float">
            <text:p>39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739" calcext:value-type="float">
            <text:p>37739</text:p>
          </table:table-cell>
          <table:table-cell office:value-type="float" office:value="62952" calcext:value-type="float">
            <text:p>6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9" calcext:value-type="float">
            <text:p>44679</text:p>
          </table:table-cell>
          <table:table-cell office:value-type="float" office:value="7860" calcext:value-type="float">
            <text:p>7860</text:p>
          </table:table-cell>
          <table:table-cell office:value-type="float" office:value="7862" calcext:value-type="float">
            <text:p>7862</text:p>
          </table:table-cell>
          <table:table-cell office:value-type="float" office:value="7860" calcext:value-type="float">
            <text:p>7860</text:p>
          </table:table-cell>
          <table:table-cell office:value-type="float" office:value="7861" calcext:value-type="float">
            <text:p>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2" calcext:value-type="float">
            <text:p>36672</text:p>
          </table:table-cell>
          <table:table-cell office:value-type="float" office:value="7879" calcext:value-type="float">
            <text:p>7879</text:p>
          </table:table-cell>
          <table:table-cell office:value-type="float" office:value="7061" calcext:value-type="float">
            <text:p>7061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401" calcext:value-type="float">
            <text:p>60401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30516" calcext:value-type="float">
            <text:p>3051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7" calcext:value-type="float">
            <text:p>34727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986" calcext:value-type="float">
            <text:p>3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9" calcext:value-type="float">
            <text:p>78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952" calcext:value-type="float">
            <text:p>6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57" calcext:value-type="float">
            <text:p>7857</text:p>
          </table:table-cell>
          <table:table-cell office:value-type="float" office:value="7862" calcext:value-type="float">
            <text:p>7862</text:p>
          </table:table-cell>
          <table:table-cell office:value-type="float" office:value="7864" calcext:value-type="float">
            <text:p>7864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6" calcext:value-type="float">
            <text:p>7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3" calcext:value-type="float">
            <text:p>36673</text:p>
          </table:table-cell>
          <table:table-cell office:value-type="float" office:value="7879" calcext:value-type="float">
            <text:p>7879</text:p>
          </table:table-cell>
          <table:table-cell office:value-type="float" office:value="48026" calcext:value-type="float">
            <text:p>48026</text:p>
          </table:table-cell>
          <table:table-cell office:value-type="float" office:value="36688" calcext:value-type="float">
            <text:p>36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885" calcext:value-type="float">
            <text:p>7885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401" calcext:value-type="float">
            <text:p>6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46891" calcext:value-type="float">
            <text:p>4689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37353" calcext:value-type="float">
            <text:p>37353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010" calcext:value-type="float">
            <text:p>38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28" calcext:value-type="float">
            <text:p>6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51" calcext:value-type="float">
            <text:p>44551</text:p>
          </table:table-cell>
          <table:table-cell office:value-type="float" office:value="7861" calcext:value-type="float">
            <text:p>7861</text:p>
          </table:table-cell>
          <table:table-cell office:value-type="float" office:value="7863" calcext:value-type="float">
            <text:p>7863</text:p>
          </table:table-cell>
          <table:table-cell office:value-type="float" office:value="7861" calcext:value-type="float">
            <text:p>7861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63" calcext:value-type="float">
            <text:p>36863</text:p>
          </table:table-cell>
          <table:table-cell office:value-type="float" office:value="7876" calcext:value-type="float">
            <text:p>7876</text:p>
          </table:table-cell>
          <table:table-cell office:value-type="float" office:value="23445" calcext:value-type="float">
            <text:p>23445</text:p>
          </table:table-cell>
          <table:table-cell office:value-type="float" office:value="3919" calcext:value-type="float">
            <text:p>3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7879" calcext:value-type="float">
            <text:p>7879</text:p>
          </table:table-cell>
          <table:table-cell office:value-type="float" office:value="7885" calcext:value-type="float">
            <text:p>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369" calcext:value-type="float">
            <text:p>6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30517" calcext:value-type="float">
            <text:p>30517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1" calcext:value-type="float">
            <text:p>18341</text:p>
          </table:table-cell>
          <table:table-cell office:value-type="float" office:value="16873" calcext:value-type="float">
            <text:p>1687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962" calcext:value-type="float">
            <text:p>3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60" calcext:value-type="float">
            <text:p>6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office:value-type="float" office:value="7858" calcext:value-type="float">
            <text:p>7858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7876" calcext:value-type="float">
            <text:p>7876</text:p>
          </table:table-cell>
          <table:table-cell office:value-type="float" office:value="48026" calcext:value-type="float">
            <text:p>48026</text:p>
          </table:table-cell>
          <table:table-cell office:value-type="float" office:value="36684" calcext:value-type="float">
            <text:p>3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office:value-type="float" office:value="7884" calcext:value-type="float">
            <text:p>7884</text:p>
          </table:table-cell>
          <table:table-cell office:value-type="float" office:value="7882" calcext:value-type="float">
            <text:p>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353" calcext:value-type="float">
            <text:p>60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4" calcext:value-type="float">
            <text:p>34724</text:p>
          </table:table-cell>
          <table:table-cell office:value-type="float" office:value="33257" calcext:value-type="float">
            <text:p>3325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962" calcext:value-type="float">
            <text:p>3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44" calcext:value-type="float">
            <text:p>6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3" calcext:value-type="float">
            <text:p>7853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2" calcext:value-type="float">
            <text:p>61032</text:p>
          </table:table-cell>
          <table:table-cell office:value-type="float" office:value="7872" calcext:value-type="float">
            <text:p>7872</text:p>
          </table:table-cell>
          <table:table-cell office:value-type="float" office:value="39829" calcext:value-type="float">
            <text:p>39829</text:p>
          </table:table-cell>
          <table:table-cell office:value-type="float" office:value="36684" calcext:value-type="float">
            <text:p>3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7883" calcext:value-type="float">
            <text:p>7883</text:p>
          </table:table-cell>
          <table:table-cell office:value-type="float" office:value="7881" calcext:value-type="float">
            <text:p>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305" calcext:value-type="float">
            <text:p>60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17" calcext:value-type="float">
            <text:p>30517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794" calcext:value-type="float">
            <text:p>2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44" calcext:value-type="float">
            <text:p>6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3" calcext:value-type="float">
            <text:p>7853</text:p>
          </table:table-cell>
          <table:table-cell office:value-type="float" office:value="7859" calcext:value-type="float">
            <text:p>7859</text:p>
          </table:table-cell>
          <table:table-cell office:value-type="float" office:value="7853" calcext:value-type="float">
            <text:p>7853</text:p>
          </table:table-cell>
          <table:table-cell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73" calcext:value-type="float">
            <text:p>7873</text:p>
          </table:table-cell>
          <table:table-cell office:value-type="float" office:value="48026" calcext:value-type="float">
            <text:p>48026</text:p>
          </table:table-cell>
          <table:table-cell office:value-type="float" office:value="3913" calcext:value-type="float">
            <text:p>3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7881" calcext:value-type="float">
            <text:p>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60337" calcext:value-type="float">
            <text:p>60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91" calcext:value-type="float">
            <text:p>4689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1" calcext:value-type="float">
            <text:p>34721</text:p>
          </table:table-cell>
          <table:table-cell office:value-type="float" office:value="45544" calcext:value-type="float">
            <text:p>4554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770" calcext:value-type="float">
            <text:p>27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9" calcext:value-type="float">
            <text:p>78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36" calcext:value-type="float">
            <text:p>6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1" calcext:value-type="float">
            <text:p>7851</text:p>
          </table:table-cell>
          <table:table-cell office:value-type="float" office:value="7852" calcext:value-type="float">
            <text:p>7852</text:p>
          </table:table-cell>
          <table:table-cell office:value-type="float" office:value="7849" calcext:value-type="float">
            <text:p>7849</text:p>
          </table:table-cell>
          <table:table-cell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3" calcext:value-type="float">
            <text:p>61033</text:p>
          </table:table-cell>
          <table:table-cell office:value-type="float" office:value="7870" calcext:value-type="float">
            <text:p>7870</text:p>
          </table:table-cell>
          <table:table-cell office:value-type="float" office:value="56213" calcext:value-type="float">
            <text:p>56213</text:p>
          </table:table-cell>
          <table:table-cell office:value-type="float" office:value="3912" calcext:value-type="float">
            <text:p>3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7880" calcext:value-type="float">
            <text:p>7880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  <table:table-cell office:value-type="float" office:value="60353" calcext:value-type="float">
            <text:p>60353</text:p>
          </table:table-cell>
          <table:table-cell office:value-type="float" office:value="32111" calcext:value-type="float">
            <text:p>32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04" calcext:value-type="float">
            <text:p>51104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650" calcext:value-type="float">
            <text:p>22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12" calcext:value-type="float">
            <text:p>6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office:value-type="float" office:value="7847" calcext:value-type="float">
            <text:p>7847</text:p>
          </table:table-cell>
          <table:table-cell office:value-type="float" office:value="7851" calcext:value-type="float">
            <text:p>7851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9" calcext:value-type="float">
            <text:p>7869</text:p>
          </table:table-cell>
          <table:table-cell office:value-type="float" office:value="40960" calcext:value-type="float">
            <text:p>40960</text:p>
          </table:table-cell>
          <table:table-cell office:value-type="float" office:value="3909" calcext:value-type="float">
            <text:p>3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7877" calcext:value-type="float">
            <text:p>7877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289" calcext:value-type="float">
            <text:p>60289</text:p>
          </table:table-cell>
          <table:table-cell office:value-type="float" office:value="61440" calcext:value-type="float">
            <text:p>61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36" calcext:value-type="float">
            <text:p>18336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602" calcext:value-type="float">
            <text:p>2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9" calcext:value-type="float">
            <text:p>78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904" calcext:value-type="float">
            <text:p>6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59" calcext:value-type="float">
            <text:p>44359</text:p>
          </table:table-cell>
          <table:table-cell office:value-type="float" office:value="7844" calcext:value-type="float">
            <text:p>7844</text:p>
          </table:table-cell>
          <table:table-cell office:value-type="float" office:value="7853" calcext:value-type="float">
            <text:p>7853</text:p>
          </table:table-cell>
          <table:table-cell office:value-type="float" office:value="7848" calcext:value-type="float">
            <text:p>7848</text:p>
          </table:table-cell>
          <table:table-cell office:value-type="float" office:value="7847" calcext:value-type="float">
            <text:p>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4" calcext:value-type="float">
            <text:p>61034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36675" calcext:value-type="float">
            <text:p>3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7877" calcext:value-type="float">
            <text:p>7877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337" calcext:value-type="float">
            <text:p>60337</text:p>
          </table:table-cell>
          <table:table-cell office:value-type="float" office:value="32844" calcext:value-type="float">
            <text:p>328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54527" calcext:value-type="float">
            <text:p>54527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506" calcext:value-type="float">
            <text:p>1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88" calcext:value-type="float">
            <text:p>6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67" calcext:value-type="float">
            <text:p>4416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7847" calcext:value-type="float">
            <text:p>7847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7873" calcext:value-type="float">
            <text:p>7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257" calcext:value-type="float">
            <text:p>60257</text:p>
          </table:table-cell>
          <table:table-cell office:value-type="float" office:value="27884" calcext:value-type="float">
            <text:p>27884</text:p>
          </table:table-cell>
          <table:table-cell office:value-type="float" office:value="0" calcext:value-type="float">
            <text:p>0</text:p>
          </table:table-cell>
          <table:table-cell office:value-type="float" office:value="32394" calcext:value-type="float">
            <text:p>3239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90" calcext:value-type="float">
            <text:p>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5" calcext:value-type="float">
            <text:p>245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80" calcext:value-type="float">
            <text:p>6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3" calcext:value-type="float">
            <text:p>44103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7" calcext:value-type="float">
            <text:p>784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36670" calcext:value-type="float">
            <text:p>36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60241" calcext:value-type="float">
            <text:p>602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584" calcext:value-type="float">
            <text:p>35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284" calcext:value-type="float">
            <text:p>63284</text:p>
          </table:table-cell>
          <table:table-cell office:value-type="float" office:value="64973" calcext:value-type="float">
            <text:p>64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96" calcext:value-type="float">
            <text:p>6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7" calcext:value-type="float">
            <text:p>43847</text:p>
          </table:table-cell>
          <table:table-cell office:value-type="float" office:value="7849" calcext:value-type="float">
            <text:p>7849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34815" calcext:value-type="float">
            <text:p>34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2" calcext:value-type="float">
            <text:p>7882</text:p>
          </table:table-cell>
          <table:table-cell table:number-columns-repeated="2"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60241" calcext:value-type="float">
            <text:p>6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47" calcext:value-type="float">
            <text:p>32847</text:p>
          </table:table-cell>
          <table:table-cell office:value-type="float" office:value="8077" calcext:value-type="float">
            <text:p>8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23" calcext:value-type="float">
            <text:p>14123</text:p>
          </table:table-cell>
          <table:table-cell office:value-type="float" office:value="3530" calcext:value-type="float">
            <text:p>3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609" calcext:value-type="float">
            <text:p>6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80" calcext:value-type="float">
            <text:p>6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83" calcext:value-type="float">
            <text:p>43783</text:p>
          </table:table-cell>
          <table:table-cell office:value-type="float" office:value="7846" calcext:value-type="float">
            <text:p>7846</text:p>
          </table:table-cell>
          <table:table-cell office:value-type="float" office:value="7848" calcext:value-type="float">
            <text:p>7848</text:p>
          </table:table-cell>
          <table:table-cell office:value-type="float" office:value="7845" calcext:value-type="float">
            <text:p>7845</text:p>
          </table:table-cell>
          <table:table-cell office:value-type="float" office:value="7848" calcext:value-type="float">
            <text:p>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7865" calcext:value-type="float">
            <text:p>7865</text:p>
          </table:table-cell>
          <table:table-cell office:value-type="float" office:value="4039" calcext:value-type="float">
            <text:p>4039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7874" calcext:value-type="float">
            <text:p>7874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225" calcext:value-type="float">
            <text:p>6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58" calcext:value-type="float">
            <text:p>28858</text:p>
          </table:table-cell>
          <table:table-cell office:value-type="float" office:value="28032" calcext:value-type="float">
            <text:p>28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16" calcext:value-type="float">
            <text:p>30516</text:p>
          </table:table-cell>
          <table:table-cell office:value-type="float" office:value="56781" calcext:value-type="float">
            <text:p>56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799" calcext:value-type="float">
            <text:p>6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56" calcext:value-type="float">
            <text:p>6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63" calcext:value-type="float">
            <text:p>43463</text:p>
          </table:table-cell>
          <table:table-cell office:value-type="float" office:value="7844" calcext:value-type="float">
            <text:p>7844</text:p>
          </table:table-cell>
          <table:table-cell office:value-type="float" office:value="7847" calcext:value-type="float">
            <text:p>7847</text:p>
          </table:table-cell>
          <table:table-cell office:value-type="float" office:value="7842" calcext:value-type="float">
            <text:p>7842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59392" calcext:value-type="float">
            <text:p>59392</text:p>
          </table:table-cell>
          <table:table-cell office:value-type="float" office:value="61032" calcext:value-type="float">
            <text:p>6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table:number-columns-repeated="2" office:value-type="float" office:value="7869" calcext:value-type="float">
            <text:p>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  <table:table-cell office:value-type="float" office:value="60209" calcext:value-type="float">
            <text:p>6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32195" calcext:value-type="float">
            <text:p>3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1" calcext:value-type="float">
            <text:p>46891</text:p>
          </table:table-cell>
          <table:table-cell office:value-type="float" office:value="11722" calcext:value-type="float">
            <text:p>11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64" calcext:value-type="float">
            <text:p>6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07" calcext:value-type="float">
            <text:p>43207</text:p>
          </table:table-cell>
          <table:table-cell office:value-type="float" office:value="7843" calcext:value-type="float">
            <text:p>7843</text:p>
          </table:table-cell>
          <table:table-cell office:value-type="float" office:value="7848" calcext:value-type="float">
            <text:p>7848</text:p>
          </table:table-cell>
          <table:table-cell office:value-type="float" office:value="7837" calcext:value-type="float">
            <text:p>783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office:value-type="float" office:value="4105" calcext:value-type="float">
            <text:p>4105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70" calcext:value-type="float">
            <text:p>7870</text:p>
          </table:table-cell>
          <table:table-cell office:value-type="float" office:value="7869" calcext:value-type="float">
            <text:p>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193" calcext:value-type="float">
            <text:p>60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68" calcext:value-type="float">
            <text:p>25168</text:p>
          </table:table-cell>
          <table:table-cell office:value-type="float" office:value="0" calcext:value-type="float">
            <text:p>0</text:p>
          </table:table-cell>
          <table:table-cell office:value-type="float" office:value="50176" calcext:value-type="float">
            <text:p>5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7" calcext:value-type="float">
            <text:p>30517</text:p>
          </table:table-cell>
          <table:table-cell office:value-type="float" office:value="56781" calcext:value-type="float">
            <text:p>56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395" calcext:value-type="float">
            <text:p>6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832" calcext:value-type="float">
            <text:p>6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37" calcext:value-type="float">
            <text:p>7837</text:p>
          </table:table-cell>
          <table:table-cell office:value-type="float" office:value="7838" calcext:value-type="float">
            <text:p>7838</text:p>
          </table:table-cell>
          <table:table-cell office:value-type="float" office:value="7833" calcext:value-type="float">
            <text:p>7833</text:p>
          </table:table-cell>
          <table:table-cell office:value-type="float" office:value="7839" calcext:value-type="float">
            <text:p>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46700" calcext:value-type="float">
            <text:p>46700</text:p>
          </table:table-cell>
          <table:table-cell office:value-type="float" office:value="61033" calcext:value-type="float">
            <text:p>61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table:number-columns-repeated="2" office:value-type="float" office:value="7866" calcext:value-type="float">
            <text:p>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161" calcext:value-type="float">
            <text:p>6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32845" calcext:value-type="float">
            <text:p>32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3" calcext:value-type="float">
            <text:p>14123</text:p>
          </table:table-cell>
          <table:table-cell office:value-type="float" office:value="19914" calcext:value-type="float">
            <text:p>19914</text:p>
          </table:table-cell>
          <table:table-cell office:value-type="float" office:value="0" calcext:value-type="float">
            <text:p>0</text:p>
          </table:table-cell>
          <table:table-cell office:value-type="float" office:value="32384" calcext:value-type="float">
            <text:p>3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784" calcext:value-type="float">
            <text:p>6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15" calcext:value-type="float">
            <text:p>43015</text:p>
          </table:table-cell>
          <table:table-cell office:value-type="float" office:value="7832" calcext:value-type="float">
            <text:p>7832</text:p>
          </table:table-cell>
          <table:table-cell office:value-type="float" office:value="7836" calcext:value-type="float">
            <text:p>7836</text:p>
          </table:table-cell>
          <table:table-cell office:value-type="float" office:value="7828" calcext:value-type="float">
            <text:p>7828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24576" calcext:value-type="float">
            <text:p>24576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65" calcext:value-type="float">
            <text:p>7865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office:value-type="float" office:value="0" calcext:value-type="float">
            <text:p>0</text:p>
          </table:table-cell>
          <table:table-cell office:value-type="float" office:value="60161" calcext:value-type="float">
            <text:p>60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63249" calcext:value-type="float">
            <text:p>6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7" calcext:value-type="float">
            <text:p>30517</text:p>
          </table:table-cell>
          <table:table-cell office:value-type="float" office:value="56781" calcext:value-type="float">
            <text:p>56781</text:p>
          </table:table-cell>
          <table:table-cell office:value-type="float" office:value="0" calcext:value-type="float">
            <text:p>0</text:p>
          </table:table-cell>
          <table:table-cell office:value-type="float" office:value="33024" calcext:value-type="float">
            <text:p>3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784" calcext:value-type="float">
            <text:p>6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29" calcext:value-type="float">
            <text:p>7829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7829" calcext:value-type="float">
            <text:p>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0" calcext:value-type="float">
            <text:p>16180</text:p>
          </table:table-cell>
          <table:table-cell office:value-type="float" office:value="7861" calcext:value-type="float">
            <text:p>7861</text:p>
          </table:table-cell>
          <table:table-cell office:value-type="float" office:value="24576" calcext:value-type="float">
            <text:p>24576</text:p>
          </table:table-cell>
          <table:table-cell office:value-type="float" office:value="61034" calcext:value-type="float">
            <text:p>61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  <table:table-cell office:value-type="float" office:value="60129" calcext:value-type="float">
            <text:p>601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1" calcext:value-type="float">
            <text:p>46891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 office:value-type="float" office:value="36867" calcext:value-type="float">
            <text:p>3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14" calcext:value-type="float">
            <text:p>1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752" calcext:value-type="float">
            <text:p>6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27" calcext:value-type="float">
            <text:p>7827</text:p>
          </table:table-cell>
          <table:table-cell office:value-type="float" office:value="7829" calcext:value-type="float">
            <text:p>7829</text:p>
          </table:table-cell>
          <table:table-cell office:value-type="float" office:value="7825" calcext:value-type="float">
            <text:p>7825</text:p>
          </table:table-cell>
          <table:table-cell office:value-type="float" office:value="7827" calcext:value-type="float">
            <text:p>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20" calcext:value-type="float">
            <text:p>62720</text:p>
          </table:table-cell>
          <table:table-cell office:value-type="float" office:value="7862" calcext:value-type="float">
            <text:p>7862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office:value-type="float" office:value="7867" calcext:value-type="float">
            <text:p>7867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  <table:table-cell office:value-type="float" office:value="60049" calcext:value-type="float">
            <text:p>600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float" office:value="6814" calcext:value-type="float">
            <text:p>6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63" calcext:value-type="float">
            <text:p>43463</text:p>
          </table:table-cell>
          <table:table-cell table:number-columns-repeated="2" office:value-type="float" office:value="7824" calcext:value-type="float">
            <text:p>7824</text:p>
          </table:table-cell>
          <table:table-cell office:value-type="float" office:value="7816" calcext:value-type="float">
            <text:p>7816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4" calcext:value-type="float">
            <text:p>18464</text:p>
          </table:table-cell>
          <table:table-cell office:value-type="float" office:value="7857" calcext:value-type="float">
            <text:p>7857</text:p>
          </table:table-cell>
          <table:table-cell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office:value-type="float" office:value="7865" calcext:value-type="float">
            <text:p>7865</text:p>
          </table:table-cell>
          <table:table-cell office:value-type="float" office:value="7866" calcext:value-type="float">
            <text:p>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60049" calcext:value-type="float">
            <text:p>600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362" calcext:value-type="float">
            <text:p>213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760" calcext:value-type="float">
            <text:p>6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43" calcext:value-type="float">
            <text:p>43143</text:p>
          </table:table-cell>
          <table:table-cell office:value-type="float" office:value="7816" calcext:value-type="float">
            <text:p>7816</text:p>
          </table:table-cell>
          <table:table-cell office:value-type="float" office:value="7820" calcext:value-type="float">
            <text:p>7820</text:p>
          </table:table-cell>
          <table:table-cell office:value-type="float" office:value="7809" calcext:value-type="float">
            <text:p>7809</text:p>
          </table:table-cell>
          <table:table-cell office:value-type="float" office:value="7819" calcext:value-type="float">
            <text:p>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49" calcext:value-type="float">
            <text:p>30049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7871" calcext:value-type="float">
            <text:p>7871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60001" calcext:value-type="float">
            <text:p>60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768" calcext:value-type="float">
            <text:p>6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95" calcext:value-type="float">
            <text:p>42695</text:p>
          </table:table-cell>
          <table:table-cell office:value-type="float" office:value="7812" calcext:value-type="float">
            <text:p>7812</text:p>
          </table:table-cell>
          <table:table-cell office:value-type="float" office:value="7815" calcext:value-type="float">
            <text:p>7815</text:p>
          </table:table-cell>
          <table:table-cell office:value-type="float" office:value="7807" calcext:value-type="float">
            <text:p>7807</text:p>
          </table:table-cell>
          <table:table-cell office:value-type="float" office:value="7812" calcext:value-type="float">
            <text:p>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7864" calcext:value-type="float">
            <text:p>7864</text:p>
          </table:table-cell>
          <table:table-cell office:value-type="float" office:value="7863" calcext:value-type="float">
            <text:p>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60017" calcext:value-type="float">
            <text:p>60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410" calcext:value-type="float">
            <text:p>234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760" calcext:value-type="float">
            <text:p>6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67" calcext:value-type="float">
            <text:p>42567</text:p>
          </table:table-cell>
          <table:table-cell office:value-type="float" office:value="7808" calcext:value-type="float">
            <text:p>7808</text:p>
          </table:table-cell>
          <table:table-cell office:value-type="float" office:value="7812" calcext:value-type="float">
            <text:p>7812</text:p>
          </table:table-cell>
          <table:table-cell office:value-type="float" office:value="7809" calcext:value-type="float">
            <text:p>7809</text:p>
          </table:table-cell>
          <table:table-cell office:value-type="float" office:value="7805" calcext:value-type="float">
            <text:p>7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7850" calcext:value-type="float">
            <text:p>78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7864" calcext:value-type="float">
            <text:p>7864</text:p>
          </table:table-cell>
          <table:table-cell office:value-type="float" office:value="7863" calcext:value-type="float">
            <text:p>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60065" calcext:value-type="float">
            <text:p>60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080" calcext:value-type="float">
            <text:p>460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768" calcext:value-type="float">
            <text:p>6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75" calcext:value-type="float">
            <text:p>42375</text:p>
          </table:table-cell>
          <table:table-cell office:value-type="float" office:value="7808" calcext:value-type="float">
            <text:p>7808</text:p>
          </table:table-cell>
          <table:table-cell office:value-type="float" office:value="7806" calcext:value-type="float">
            <text:p>7806</text:p>
          </table:table-cell>
          <table:table-cell office:value-type="float" office:value="16383" calcext:value-type="float">
            <text:p>16383</text:p>
          </table:table-cell>
          <table:table-cell office:value-type="float" office:value="7814" calcext:value-type="float">
            <text:p>7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7" calcext:value-type="float">
            <text:p>78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60033" calcext:value-type="float">
            <text:p>60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85" calcext:value-type="float">
            <text:p>8085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62704" calcext:value-type="float">
            <text:p>6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19" calcext:value-type="float">
            <text:p>42119</text:p>
          </table:table-cell>
          <table:table-cell office:value-type="float" office:value="28671" calcext:value-type="float">
            <text:p>28671</text:p>
          </table:table-cell>
          <table:table-cell office:value-type="float" office:value="24575" calcext:value-type="float">
            <text:p>24575</text:p>
          </table:table-cell>
          <table:table-cell office:value-type="float" office:value="65535" calcext:value-type="float">
            <text:p>65535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7858" calcext:value-type="float">
            <text:p>7858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60017" calcext:value-type="float">
            <text:p>600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784" calcext:value-type="float">
            <text:p>54784</text:p>
          </table:table-cell>
          <table:table-cell office:value-type="float" office:value="65024" calcext:value-type="float">
            <text:p>6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2334" calcext:value-type="float">
            <text:p>32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56" calcext:value-type="float">
            <text:p>6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55" calcext:value-type="float">
            <text:p>42055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7861" calcext:value-type="float">
            <text:p>7861</text:p>
          </table:table-cell>
          <table:table-cell office:value-type="float" office:value="7859" calcext:value-type="float">
            <text:p>7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59953" calcext:value-type="float">
            <text:p>59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2304" calcext:value-type="float">
            <text:p>2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2992" calcext:value-type="float">
            <text:p>529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40" calcext:value-type="float">
            <text:p>62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79" calcext:value-type="float">
            <text:p>41479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16057" calcext:value-type="float">
            <text:p>16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7856" calcext:value-type="float">
            <text:p>7856</text:p>
          </table:table-cell>
          <table:table-cell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59857" calcext:value-type="float">
            <text:p>598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052" calcext:value-type="float">
            <text:p>48052</text:p>
          </table:table-cell>
          <table:table-cell office:value-type="float" office:value="10340" calcext:value-type="float">
            <text:p>10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2847" calcext:value-type="float">
            <text:p>328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24" calcext:value-type="float">
            <text:p>6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1" calcext:value-type="float">
            <text:p>41351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office:value-type="float" office:value="0" calcext:value-type="float">
            <text:p>0</text:p>
          </table:table-cell>
          <table:table-cell office:value-type="float" office:value="32290" calcext:value-type="float">
            <text:p>32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47616" calcext:value-type="float">
            <text:p>4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7855" calcext:value-type="float">
            <text:p>7855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59857" calcext:value-type="float">
            <text:p>598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20480" calcext:value-type="float">
            <text:p>20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54" calcext:value-type="float">
            <text:p>453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584" calcext:value-type="float">
            <text:p>6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75" calcext:value-type="float">
            <text:p>40775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office:value-type="float" office:value="8832" calcext:value-type="float">
            <text:p>8832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  <table:table-cell office:value-type="float" office:value="16423" calcext:value-type="float">
            <text:p>16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7857" calcext:value-type="float">
            <text:p>7857</text:p>
          </table:table-cell>
          <table:table-cell office:value-type="float" office:value="7853" calcext:value-type="float">
            <text:p>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office:value-type="float" office:value="0" calcext:value-type="float">
            <text:p>0</text:p>
          </table:table-cell>
          <table:table-cell office:value-type="float" office:value="59793" calcext:value-type="float">
            <text:p>597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12288" calcext:value-type="float">
            <text:p>12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08" calcext:value-type="float">
            <text:p>1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552" calcext:value-type="float">
            <text:p>6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39" calcext:value-type="float">
            <text:p>40839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35784" calcext:value-type="float">
            <text:p>35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office:value-type="float" office:value="0" calcext:value-type="float">
            <text:p>0</text:p>
          </table:table-cell>
          <table:table-cell office:value-type="float" office:value="59713" calcext:value-type="float">
            <text:p>597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520" calcext:value-type="float">
            <text:p>62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13506" calcext:value-type="float">
            <text:p>1350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  <table:table-cell office:value-type="float" office:value="32769" calcext:value-type="float">
            <text:p>32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  <table:table-cell office:value-type="float" office:value="59633" calcext:value-type="float">
            <text:p>59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111" calcext:value-type="float">
            <text:p>121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456" calcext:value-type="float">
            <text:p>62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7" calcext:value-type="float">
            <text:p>65527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0" calcext:value-type="float">
            <text:p>0</text:p>
          </table:table-cell>
          <table:table-cell office:value-type="float" office:value="59553" calcext:value-type="float">
            <text:p>59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481" calcext:value-type="float">
            <text:p>6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7" calcext:value-type="float">
            <text:p>13367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7844" calcext:value-type="float">
            <text:p>7844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office:value-type="float" office:value="0" calcext:value-type="float">
            <text:p>0</text:p>
          </table:table-cell>
          <table:table-cell office:value-type="float" office:value="59489" calcext:value-type="float">
            <text:p>59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7845" calcext:value-type="float">
            <text:p>7845</text:p>
          </table:table-cell>
          <table:table-cell office:value-type="float" office:value="7847" calcext:value-type="float">
            <text:p>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0" calcext:value-type="float">
            <text:p>0</text:p>
          </table:table-cell>
          <table:table-cell office:value-type="float" office:value="59409" calcext:value-type="float">
            <text:p>594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95" calcext:value-type="float">
            <text:p>13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office:value-type="float" office:value="0" calcext:value-type="float">
            <text:p>0</text:p>
          </table:table-cell>
          <table:table-cell office:value-type="float" office:value="59300" calcext:value-type="float">
            <text:p>593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9014" calcext:value-type="float">
            <text:p>5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25" calcext:value-type="float">
            <text:p>7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office:value-type="float" office:value="7847" calcext:value-type="float">
            <text:p>7847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3" calcext:value-type="float">
            <text:p>136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office:value-type="float" office:value="7846" calcext:value-type="float">
            <text:p>7846</text:p>
          </table:table-cell>
          <table:table-cell office:value-type="float" office:value="7843" calcext:value-type="float">
            <text:p>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9030" calcext:value-type="float">
            <text:p>59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office:value-type="float" office:value="7848" calcext:value-type="float">
            <text:p>7848</text:p>
          </table:table-cell>
          <table:table-cell office:value-type="float" office:value="7836" calcext:value-type="float">
            <text:p>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1" calcext:value-type="float">
            <text:p>1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21" calcext:value-type="float">
            <text:p>324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7839" calcext:value-type="float">
            <text:p>7839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9046" calcext:value-type="float">
            <text:p>59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72" calcext:value-type="float">
            <text:p>11072</text:p>
          </table:table-cell>
          <table:table-cell office:value-type="float" office:value="31975" calcext:value-type="float">
            <text:p>31975</text:p>
          </table:table-cell>
          <table:table-cell office:value-type="float" office:value="32273" calcext:value-type="float">
            <text:p>32273</text:p>
          </table:table-cell>
          <table:table-cell office:value-type="float" office:value="9728" calcext:value-type="float">
            <text:p>9728</text:p>
          </table:table-cell>
          <table:table-cell office:value-type="float" office:value="32337" calcext:value-type="float">
            <text:p>323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7834" calcext:value-type="float">
            <text:p>7834</text:p>
          </table:table-cell>
          <table:table-cell office:value-type="float" office:value="7831" calcext:value-type="float">
            <text:p>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24" calcext:value-type="float">
            <text:p>26624</text:p>
          </table:table-cell>
          <table:table-cell office:value-type="float" office:value="4608" calcext:value-type="float">
            <text:p>4608</text:p>
          </table:table-cell>
          <table:table-cell office:value-type="float" office:value="36914" calcext:value-type="float">
            <text:p>36914</text:p>
          </table:table-cell>
          <table:table-cell office:value-type="float" office:value="53760" calcext:value-type="float">
            <text:p>537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7833" calcext:value-type="float">
            <text:p>7833</text:p>
          </table:table-cell>
          <table:table-cell office:value-type="float" office:value="7831" calcext:value-type="float">
            <text:p>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9062" calcext:value-type="float">
            <text:p>5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45" calcext:value-type="float">
            <text:p>32845</text:p>
          </table:table-cell>
          <table:table-cell office:value-type="float" office:value="32817" calcext:value-type="float">
            <text:p>32817</text:p>
          </table:table-cell>
          <table:table-cell office:value-type="float" office:value="64061" calcext:value-type="float">
            <text:p>64061</text:p>
          </table:table-cell>
          <table:table-cell office:value-type="float" office:value="32800" calcext:value-type="float">
            <text:p>32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7829" calcext:value-type="float">
            <text:p>7829</text:p>
          </table:table-cell>
          <table:table-cell office:value-type="float" office:value="7825" calcext:value-type="float">
            <text:p>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8728" calcext:value-type="float">
            <text:p>58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50" calcext:value-type="float">
            <text:p>58050</text:p>
          </table:table-cell>
          <table:table-cell office:value-type="float" office:value="4891" calcext:value-type="float">
            <text:p>4891</text:p>
          </table:table-cell>
          <table:table-cell office:value-type="float" office:value="3" calcext:value-type="float">
            <text:p>3</text:p>
          </table:table-cell>
          <table:table-cell office:value-type="float" office:value="27708" calcext:value-type="float">
            <text:p>277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7825" calcext:value-type="float">
            <text:p>7825</text:p>
          </table:table-cell>
          <table:table-cell office:value-type="float" office:value="7822" calcext:value-type="float">
            <text:p>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16383" calcext:value-type="float">
            <text:p>16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479" calcext:value-type="float">
            <text:p>20479</text:p>
          </table:table-cell>
          <table:table-cell office:value-type="float" office:value="16383" calcext:value-type="float">
            <text:p>16383</text:p>
          </table:table-cell>
          <table:table-cell office:value-type="float" office:value="32429" calcext:value-type="float">
            <text:p>32429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32428" calcext:value-type="float">
            <text:p>32428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79" calcext:value-type="float">
            <text:p>20479</text:p>
          </table:table-cell>
          <table:table-cell office:value-type="float" office:value="7846" calcext:value-type="float">
            <text:p>7846</text:p>
          </table:table-cell>
          <table:table-cell office:value-type="float" office:value="7819" calcext:value-type="float">
            <text:p>7819</text:p>
          </table:table-cell>
          <table:table-cell office:value-type="float" office:value="7813" calcext:value-type="float">
            <text:p>7813</text:p>
          </table:table-cell>
          <table:table-cell table:number-columns-repeated="2" office:value-type="float" office:value="20479" calcext:value-type="float">
            <text:p>20479</text:p>
          </table:table-cell>
          <table:table-cell office:value-type="float" office:value="7844" calcext:value-type="float">
            <text:p>7844</text:p>
          </table:table-cell>
          <table:table-cell office:value-type="float" office:value="16383" calcext:value-type="float">
            <text:p>16383</text:p>
          </table:table-cell>
          <table:table-cell office:value-type="float" office:value="52589" calcext:value-type="float">
            <text:p>5258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</table:table-row>
        <table:table-row table:style-name="ro1">
          <table:table-cell office:value-type="float" office:value="20479" calcext:value-type="float">
            <text:p>20479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479" calcext:value-type="float">
            <text:p>20479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11776" calcext:value-type="float">
            <text:p>11776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44160" calcext:value-type="float">
            <text:p>4416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5535" calcext:value-type="float">
            <text:p>65535</text:p>
          </table:table-cell>
          <table:table-cell office:value-type="float" office:value="7848" calcext:value-type="float">
            <text:p>7848</text:p>
          </table:table-cell>
          <table:table-cell office:value-type="float" office:value="7812" calcext:value-type="float">
            <text:p>7812</text:p>
          </table:table-cell>
          <table:table-cell office:value-type="float" office:value="7810" calcext:value-type="float">
            <text:p>781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7844" calcext:value-type="float">
            <text:p>7844</text:p>
          </table:table-cell>
          <table:table-cell office:value-type="float" office:value="65535" calcext:value-type="float">
            <text:p>65535</text:p>
          </table:table-cell>
          <table:table-cell office:value-type="float" office:value="51920" calcext:value-type="float">
            <text:p>5192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05" calcext:value-type="float">
            <text:p>2560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535" calcext:value-type="float">
            <text:p>65535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12497" calcext:value-type="float">
            <text:p>12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32847" calcext:value-type="float">
            <text:p>32847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28" calcext:value-type="float">
            <text:p>56528</text:p>
          </table:table-cell>
          <table:table-cell office:value-type="float" office:value="7846" calcext:value-type="float">
            <text:p>7846</text:p>
          </table:table-cell>
          <table:table-cell office:value-type="float" office:value="7809" calcext:value-type="float">
            <text:p>7809</text:p>
          </table:table-cell>
          <table:table-cell office:value-type="float" office:value="7813" calcext:value-type="float">
            <text:p>7813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7836" calcext:value-type="float">
            <text:p>7836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</table:table-row>
        <table:table-row table:style-name="ro1"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28" calcext:value-type="float">
            <text:p>56528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39172" calcext:value-type="float">
            <text:p>3917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1496" calcext:value-type="float">
            <text:p>61496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44" calcext:value-type="float">
            <text:p>7844</text:p>
          </table:table-cell>
          <table:table-cell office:value-type="float" office:value="7809" calcext:value-type="float">
            <text:p>7809</text:p>
          </table:table-cell>
          <table:table-cell office:value-type="float" office:value="16383" calcext:value-type="float">
            <text:p>16383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32" calcext:value-type="float">
            <text:p>78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35608" calcext:value-type="float">
            <text:p>35608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20479" calcext:value-type="float">
            <text:p>20479</text:p>
          </table:table-cell>
          <table:table-cell office:value-type="float" office:value="3" calcext:value-type="float">
            <text:p>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3" calcext:value-type="float">
            <text:p>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30" calcext:value-type="float">
            <text:p>56530</text:p>
          </table:table-cell>
          <table:table-cell office:value-type="float" office:value="7837" calcext:value-type="float">
            <text:p>7837</text:p>
          </table:table-cell>
          <table:table-cell office:value-type="float" office:value="12287" calcext:value-type="float">
            <text:p>1228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7827" calcext:value-type="float">
            <text:p>7827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</table:table-row>
        <table:table-row table:style-name="ro1"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0" calcext:value-type="float">
            <text:p>5653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65535" calcext:value-type="float">
            <text:p>65535</text:p>
          </table:table-cell>
          <table:table-cell office:value-type="float" office:value="61929" calcext:value-type="float">
            <text:p>61929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14720" calcext:value-type="float">
            <text:p>147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34" calcext:value-type="float">
            <text:p>7834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27" calcext:value-type="float">
            <text:p>7827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7901" calcext:value-type="float">
            <text:p>7901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56528" calcext:value-type="float">
            <text:p>56528</text:p>
          </table:table-cell>
          <table:table-cell office:value-type="float" office:value="61444" calcext:value-type="float">
            <text:p>61444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32" calcext:value-type="float">
            <text:p>56532</text:p>
          </table:table-cell>
          <table:table-cell office:value-type="float" office:value="7831" calcext:value-type="float">
            <text:p>7831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7825" calcext:value-type="float">
            <text:p>7825</text:p>
          </table:table-cell>
          <table:table-cell office:value-type="float" office:value="56532" calcext:value-type="float">
            <text:p>565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2" calcext:value-type="float">
            <text:p>56532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7905" calcext:value-type="float">
            <text:p>7905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32784" calcext:value-type="float">
            <text:p>3278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31" calcext:value-type="float">
            <text:p>7831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16" calcext:value-type="float">
            <text:p>7816</text:p>
          </table:table-cell>
          <table:table-cell office:value-type="float" office:value="56493" calcext:value-type="float">
            <text:p>56493</text:p>
          </table:table-cell>
          <table:table-cell office:value-type="float" office:value="59681" calcext:value-type="float">
            <text:p>5968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7902" calcext:value-type="float">
            <text:p>7902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56530" calcext:value-type="float">
            <text:p>56530</text:p>
          </table:table-cell>
          <table:table-cell office:value-type="float" office:value="2576" calcext:value-type="float">
            <text:p>2576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534" calcext:value-type="float">
            <text:p>56534</text:p>
          </table:table-cell>
          <table:table-cell office:value-type="float" office:value="7824" calcext:value-type="float">
            <text:p>7824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7812" calcext:value-type="float">
            <text:p>7812</text:p>
          </table:table-cell>
          <table:table-cell office:value-type="float" office:value="56534" calcext:value-type="float">
            <text:p>56534</text:p>
          </table:table-cell>
          <table:table-cell office:value-type="float" office:value="12297" calcext:value-type="float">
            <text:p>12297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4" calcext:value-type="float">
            <text:p>56534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7902" calcext:value-type="float">
            <text:p>7902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24" calcext:value-type="float">
            <text:p>2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17" calcext:value-type="float">
            <text:p>7817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08" calcext:value-type="float">
            <text:p>7808</text:p>
          </table:table-cell>
          <table:table-cell office:value-type="float" office:value="56493" calcext:value-type="float">
            <text:p>5649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7901" calcext:value-type="float">
            <text:p>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392" calcext:value-type="float">
            <text:p>323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09" calcext:value-type="float">
            <text:p>7809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6879" calcext:value-type="float">
            <text:p>36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2433" calcext:value-type="float">
            <text:p>32433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2"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433" calcext:value-type="float">
            <text:p>32433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0" calcext:value-type="float">
            <text:p>10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432" calcext:value-type="float">
            <text:p>32432</text:p>
          </table:table-cell>
          <table:table-cell office:value-type="float" office:value="32433" calcext:value-type="float">
            <text:p>32433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office:value-type="float" office:value="32432" calcext:value-type="float">
            <text:p>32432</text:p>
          </table:table-cell>
          <table:table-cell office:value-type="float" office:value="56530" calcext:value-type="float">
            <text:p>56530</text:p>
          </table:table-cell>
          <table:table-cell office:value-type="float" office:value="32433" calcext:value-type="float">
            <text:p>3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32433" calcext:value-type="float">
            <text:p>3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</table:table-row>
        <calcext:conditional-formats>
          <calcext:conditional-format calcext:target-range-address="Sheet1.A1:Sheet1.BG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22:40:01.25059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2T22:30:19.561326193</meta:creation-date>
    <dc:date>2022-03-02T22:42:50.310005899</dc:date>
    <meta:editing-duration>PT3M51S</meta:editing-duration>
    <meta:editing-cycles>2</meta:editing-cycles>
    <meta:generator>LibreOffice/6.1.5.2$Linux_ARM_EABI LibreOffice_project/10$Build-2</meta:generator>
    <meta:document-statistic meta:table-count="1" meta:cell-count="4661" meta:object-count="0"/>
  </office:meta>
</office:document-meta>
</file>